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Text_20_body">
      <style:text-properties officeooo:rsid="001e57d9" officeooo:paragraph-rsid="001e57d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officeooo:paragraph-rsid="00238a35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>
      <style:text-properties officeooo:rsid="001e57d9" officeooo:paragraph-rsid="001e57d9"/>
    </style:style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>
      <style:paragraph-properties fo:margin-top="0cm" fo:margin-bottom="0cm" style:contextual-spacing="false"/>
      <style:text-properties officeooo:paragraph-rsid="00238a35"/>
    </style:style>
    <style:style style:name="P14" style:family="paragraph" style:parent-style-name="Text_20_body" style:list-style-name="L6">
      <style:paragraph-properties fo:margin-top="0cm" fo:margin-bottom="0cm" style:contextual-spacing="false"/>
      <style:text-properties officeooo:rsid="00238a35" officeooo:paragraph-rsid="00238a35"/>
    </style:style>
    <style:style style:name="T1" style:family="text">
      <style:text-properties officeooo:rsid="001e57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57d9" style:font-weight-asian="bold" style:font-weight-complex="bold"/>
    </style:style>
    <style:style style:name="T4" style:family="text">
      <style:text-properties fo:font-weight="bold" officeooo:rsid="00213481" style:font-weight-asian="bold" style:font-weight-complex="bold"/>
    </style:style>
    <style:style style:name="T5" style:family="text">
      <style:text-properties fo:font-weight="bold" officeooo:rsid="00228a6a" style:font-weight-asian="bold" style:font-weight-complex="bold"/>
    </style:style>
    <style:style style:name="T6" style:family="text">
      <style:text-properties fo:font-weight="bold" officeooo:rsid="00238a35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e57d9" style:font-style-asian="italic" style:font-style-complex="italic"/>
    </style:style>
    <style:style style:name="T9" style:family="text">
      <style:text-properties officeooo:rsid="002012a0"/>
    </style:style>
    <style:style style:name="T10" style:family="text">
      <style:text-properties style:text-underline-style="solid" style:text-underline-width="auto" style:text-underline-color="#2a6099" style:text-overline-style="solid" style:text-overline-width="bold" style:text-overline-color="#2a6099"/>
    </style:style>
    <style:style style:name="T11" style:family="text">
      <style:text-properties officeooo:rsid="00213481"/>
    </style:style>
    <style:style style:name="T12" style:family="text">
      <style:text-properties officeooo:rsid="00238a35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38a35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0">Règles de gestion de l'application</text:span></text:span></text:h>
      <text:h text:style-name="Heading_20_3" text:outline-level="3"><text:span text:style-name="Strong_20_Emphasis">1 - Utilisateurs (User)</text:span></text:h>
      <text:list xml:id="list1262075174" text:style-name="L1">
        <text:list-item>
          <text:p text:style-name="P3">Un <text:span text:style-name="Strong_20_Emphasis">utilisateur</text:span> doit avoir un <text:span text:style-name="Strong_20_Emphasis">nom, un email, </text:span><text:span text:style-name="Strong_20_Emphasis"><text:span text:style-name="T1">une location</text:span></text:span><text:span text:style-name="Strong_20_Emphasis"> et une photo de profil</text:span> pour s’inscrire.</text:p>
        </text:list-item>
        <text:list-item>
          <text:p text:style-name="P3">Un <text:span text:style-name="Strong_20_Emphasis">utilisateur peut participer à plusieurs Walks</text:span>.</text:p>
        </text:list-item>
        <text:list-item>
          <text:p text:style-name="P3">Un <text:span text:style-name="Strong_20_Emphasis">utilisateur peut créer plusieurs Walks</text:span>.</text:p>
        </text:list-item>
        <text:list-item>
          <text:p text:style-name="P3">Un <text:span text:style-name="Strong_20_Emphasis">utilisateur peut créer des annonces (Ads)</text:span> pour organiser des <text:span text:style-name="T1">promenades</text:span> <text:span text:style-name="T8">ou référencer des randonnées ou référencer des parcs pour promener son chien</text:span><text:span text:style-name="T7">.</text:span></text:p>
        </text:list-item>
        <text:list-item>
          <text:p text:style-name="P3">Un <text:span text:style-name="Strong_20_Emphasis">utilisateur peut commander un album photo</text:span> avec des photos d<text:span text:style-name="T11">es</text:span><text:span text:style-name="T1"> </text:span><text:span text:style-name="T3">Walk</text:span><text:span text:style-name="T4">s</text:span> <text:span text:style-name="T11">auxquelles</text:span> il a participé.</text:p>
        </text:list-item>
        <text:list-item>
          <text:p text:style-name="P3">Un <text:span text:style-name="Strong_20_Emphasis">utilisateur peut donner son avis (Feedback)</text:span> sur une <text:span text:style-name="T2">Walk</text:span> à laquelle il a participé.</text:p>
        </text:list-item>
        <text:list-item>
          <text:p text:style-name="P3">Un <text:span text:style-name="Strong_20_Emphasis">utilisateur peut demander des notifications</text:span> pour être informé des mises à jour d’une <text:span text:style-name="T2">Walk </text:span><text:span text:style-name="T5">ainsi que sa rurbrique Feedback ou Chat associés.</text:span></text:p>
        </text:list-item>
        <text:list-item>
          <text:p text:style-name="P2">Un <text:span text:style-name="Strong_20_Emphasis">utilisateur peut envoyer des messages</text:span> dans le chat d’une <text:span text:style-name="T2">Walk</text:span> où il est inscrit.</text:p>
        </text:list-item>
      </text:list>
      <text:p text:style-name="Horizontal_20_Line"/>
      <text:h text:style-name="Heading_20_3" text:outline-level="3"><text:span text:style-name="Strong_20_Emphasis"><text:span text:style-name="T9">2 -</text:span></text:span><text:span text:style-name="Strong_20_Emphasis"> Gestion des promenades (Walk)</text:span></text:h>
      <text:list xml:id="list2861608163" text:style-name="L2">
        <text:list-item>
          <text:p text:style-name="P5">Une <text:span text:style-name="Strong_20_Emphasis">Walk est créée par un utilisateur</text:span>.</text:p>
        </text:list-item>
        <text:list-item>
          <text:p text:style-name="P6">Une <text:span text:style-name="Strong_20_Emphasis"><text:span text:style-name="T6">Walk</text:span></text:span><text:span text:style-name="Strong_20_Emphasis"> </text:span><text:span text:style-name="Strong_20_Emphasis"><text:span text:style-name="T13">peut contenir</text:span></text:span><text:span text:style-name="Strong_20_Emphasis"> une photo principale</text:span>.</text:p>
        </text:list-item>
        <text:list-item>
          <text:p text:style-name="P5">Une <text:span text:style-name="Strong_20_Emphasis">Walk a un nombre maximum de participants</text:span> (<text:span text:style-name="Source_20_Text">maxParticipants</text:span>).</text:p>
        </text:list-item>
        <text:list-item>
          <text:p text:style-name="P6">Une <text:span text:style-name="Strong_20_Emphasis">annonce est liée à un lieu (Location)</text:span><text:span text:style-name="Strong_20_Emphasis"><text:span text:style-name="T13"> </text:span></text:span><text:span text:style-name="Strong_20_Emphasis"><text:span text:style-name="T14">personnalisé ou lié à un </text:span></text:span><text:span text:style-name="Strong_20_Emphasis"><text:span text:style-name="T6">Park</text:span></text:span><text:span text:style-name="Strong_20_Emphasis"><text:span text:style-name="T14">.</text:span></text:span></text:p>
        </text:list-item>
        <text:list-item>
          <text:p text:style-name="P5">Un utilisateur <text:span text:style-name="Strong_20_Emphasis">ne peut rejoindre une Walk que si elle n’est pas pleine</text:span>.</text:p>
        </text:list-item>
        <text:list-item>
          <text:p text:style-name="P5">Une <text:span text:style-name="Strong_20_Emphasis">Walk a un chat</text:span>, où seuls les participants peuvent écrire.</text:p>
        </text:list-item>
        <text:list-item>
          <text:p text:style-name="P5"><text:s/><text:span text:style-name="T12">Une </text:span><text:span text:style-name="T6">Walk</text:span><text:span text:style-name="T12"> a une rubrique </text:span><text:span text:style-name="T6">Feedback</text:span><text:span text:style-name="T12"> dans laquelle les participants pourront poster des commentaires et photos</text:span></text:p>
          <text:p text:style-name="P4"/>
        </text:list-item>
      </text:list>
      <text:p text:style-name="Horizontal_20_Line"/>
      <text:h text:style-name="Heading_20_3" text:outline-level="3"><text:span text:style-name="Strong_20_Emphasis"><text:span text:style-name="T9">4 -</text:span></text:span><text:span text:style-name="Strong_20_Emphasis"> Gestion des Feedbacks</text:span></text:h>
      <text:list xml:id="list2363929424" text:style-name="L4">
        <text:list-item>
          <text:p text:style-name="P8">Un <text:span text:style-name="Strong_20_Emphasis">utilisateur peut laisser un Feedback</text:span> sur une <text:span text:style-name="T1">annonce de type </text:span><text:span text:style-name="T2">Walk</text:span> à laquelle il a participé.</text:p>
        </text:list-item>
        <text:list-item>
          <text:p text:style-name="P8">Un <text:span text:style-name="Strong_20_Emphasis">Feedback peut contenir des photos.</text:span></text:p>
        </text:list-item>
        <text:list-item>
          <text:p text:style-name="P9">Un <text:span text:style-name="T2">Feedback</text:span> contient du texte.</text:p>
        </text:list-item>
        <text:list-item>
          <text:p text:style-name="P7">Un <text:span text:style-name="Strong_20_Emphasis">Feedback </text:span><text:span text:style-name="Strong_20_Emphasis"><text:span text:style-name="T1">peut </text:span></text:span><text:span text:style-name="Strong_20_Emphasis">déclenche</text:span><text:span text:style-name="Strong_20_Emphasis"><text:span text:style-name="T1">r</text:span></text:span><text:span text:style-name="Strong_20_Emphasis"> une notification</text:span> pour les participants de la <text:span text:style-name="T2">Walk</text:span> concernée.</text:p>
        </text:list-item>
      </text:list>
      <text:p text:style-name="P1"/>
      <text:p text:style-name="Horizontal_20_Line"/>
      <text:h text:style-name="Heading_20_3" text:outline-level="3"><text:span text:style-name="Strong_20_Emphasis">5️ - Gestion des photos et albums</text:span></text:h>
      <text:list xml:id="list738097265" text:style-name="L5">
        <text:list-item>
          <text:p text:style-name="P10">Un <text:span text:style-name="Strong_20_Emphasis">utilisateur peut commander un album photo</text:span> avec les photos de<text:span text:style-name="T1">s Walks auxquelles il a participé. </text:span><text:span text:style-name="T12">Ces photos sont celles postées dans les Feedbacks.</text:span></text:p>
        </text:list-item>
      </text:list>
      <text:p text:style-name="Horizontal_20_Line"/>
      <text:h text:style-name="Heading_20_3" text:outline-level="3"><text:soft-page-break/><text:span text:style-name="Strong_20_Emphasis">6️ - Notifications</text:span></text:h>
      <text:p text:style-name="Text_20_body"><text:span text:style-name="Strong_20_Emphasis"/></text:p>
      <text:list xml:id="list1930582817" text:style-name="L6">
        <text:list-item>
          <text:p text:style-name="P14">L’utilisateur peut choisir via l’interface de son compte utilisateur a recevoir des notifications.<text:line-break/>Il peut choisir parmi une <text:span text:style-name="T2">liste de notifications proposées</text:span>. Il choisis également par quel moyen il veut les recevoir (<text:span text:style-name="T2">Mail, Téléphone</text:span>).</text:p>
        </text:list-item>
        <text:list-item>
          <text:p text:style-name="P13">Une <text:span text:style-name="Strong_20_Emphasis">modification d’une Walk</text:span> <text:span text:style-name="T12">peut </text:span>déclenche<text:span text:style-name="T12">r</text:span> une <text:span text:style-name="Strong_20_Emphasis">notification</text:span> aux participants inscrits.</text:p>
        </text:list-item>
        <text:list-item>
          <text:p text:style-name="P12">L’envoi d’un <text:span text:style-name="Strong_20_Emphasis">nouveau message dans le chat</text:span> d’une Walk <text:span text:style-name="T12">peut </text:span>déclenche<text:span text:style-name="T12">r</text:span> une <text:span text:style-name="Strong_20_Emphasis">notification</text:span> aux participants.</text:p>
        </text:list-item>
        <text:list-item>
          <text:p text:style-name="P11">La <text:span text:style-name="Strong_20_Emphasis">publication d’un Feedback</text:span> <text:span text:style-name="T12">peut </text:span>déclenche<text:span text:style-name="T12">r</text:span> une <text:span text:style-name="Strong_20_Emphasis">notification</text:span> aux participants de la Walk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1T11:48:04.535000000</meta:creation-date>
    <meta:generator>LibreOffice/7.2.0.4$Windows_x86 LibreOffice_project/9a9c6381e3f7a62afc1329bd359cc48accb6435b</meta:generator>
    <dc:date>2025-04-05T15:09:15.826000000</dc:date>
    <meta:editing-duration>PT11M19S</meta:editing-duration>
    <meta:editing-cycles>4</meta:editing-cycles>
    <meta:document-statistic meta:table-count="0" meta:image-count="0" meta:object-count="0" meta:page-count="2" meta:paragraph-count="30" meta:word-count="391" meta:character-count="2327" meta:non-whitespace-character-count="1989"/>
  </office:meta>
</office:document-meta>
</file>